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F" svg:font-family=""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alatino" svg:font-family="Palatino"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0pt" fo:language="en" fo:country="US" style:font-size-asian="10pt" style:font-size-complex="10pt"/>
    </style:style>
    <style:style style:name="P2" style:family="paragraph" style:parent-style-name="Standard">
      <style:text-properties style:font-name="Calibri" fo:font-size="10pt" fo:language="en" fo:country="US" style:font-size-asian="10pt" style:font-name-complex="Palatino" style:font-size-complex="10pt"/>
    </style:style>
    <style:style style:name="P3" style:family="paragraph" style:parent-style-name="Standard" style:master-page-name="Standard">
      <style:paragraph-properties style:page-number="auto"/>
    </style:style>
    <style:style style:name="T1" style:family="text">
      <style:text-properties style:font-name="Calibri" fo:font-size="10pt" fo:language="en" fo:country="US" style:font-size-asian="10pt" style:font-size-complex="10pt"/>
    </style:style>
    <style:style style:name="T2" style:family="text">
      <style:text-properties style:font-name="Calibri" fo:font-size="10pt" fo:language="en" fo:country="US" style:font-size-asian="10pt" style:font-name-complex="Palatino" style:font-size-complex="10pt"/>
    </style:style>
    <style:style style:name="T3" style:family="text">
      <style:text-properties style:font-name="Calibri" fo:font-size="10pt" fo:language="en" fo:country="US" fo:font-style="italic" style:font-size-asian="10pt" style:font-style-asian="italic" style:font-name-complex="Palatino" style:font-size-complex="10pt"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Plateanmeldelse:&lt;br&gt;</text:span></text:p>
      <text:p text:style-name="Standard"><text:span text:style-name="T1">Iron Maiden – «The Book Of Souls»</text:span></text:p>
      <text:p text:style-name="P1"><text:bookmark text:name="_GoBack"/></text:p>
      <text:p text:style-name="Standard"><text:span text:style-name="T2">Ingen kan Iron Maiden bedre enn Iron Maiden.&lt;br&gt;&lt;br&gt;</text:span></text:p>
      <text:p text:style-name="Standard"><text:span text:style-name="T3">Iron Maiden&lt;br&gt;</text:span></text:p>
      <text:p text:style-name="Standard"><text:span text:style-name="T3">«The Book Of Souls»&lt;br&gt;</text:span></text:p>
      <text:p text:style-name="Standard"><text:span text:style-name="T3">(Parlophone/Warner)&lt;br&gt;</text:span></text:p>
      <text:p text:style-name="P2"/>
      <text:p text:style-name="Standard"><text:span text:style-name="T2">&lt;p&gt;Fans har ikke ventet forgjeves på Iron Maidens første album på fem år, forsinket på grunn av vokalist Bruce Dickinsons kreftbehandling (ergo ingen turné før tidligst neste år!). Her er de nemlig tilbake med imponerende hundreprosents vitalitet.&lt;/p&gt;</text:span></text:p>
      <text:p text:style-name="P2"/>
      <text:p text:style-name="Standard"><text:span text:style-name="T2">&lt;p&gt;Dickinson fant tilfeldigvis kreftkuler både i nakke og bak tungen (!), men agerer luftvernsirene som aldri før. Han er – som vanlig – det perfekte stikket inn i en flodbølge av gitarer. Som alltid i Iron Maiden-sammenheng er dette en plate hvor bandets tre gitarister får sagt sitt, for å uttrykke det mildt.</text:span></text:p>
      <text:p text:style-name="Standard"><text:span text:style-name="T2">Men gitarene – enten det er i soli, som komp eller som riffvegger og dobbeltløp over Dickinsons stemme – har både energi og vilje nok til å skremme noviser i faget som ønsker seg Maidens posisjon.&lt;/p&gt;</text:span></text:p>
      <text:p text:style-name="P2"/>
      <text:p text:style-name="Standard"><text:span text:style-name="T2">&lt;p&gt;Men egentlig er ikke denne truet i det hele tatt. Iron Maiden har holdt et overveldende nivå etter at Bruce Dickinson kom tilbake til bandet i 2000. I guttas sjanger er det knapt noen andre som har befunnet seg på det samme, jevne nivået, med en historie som går nesten 40 år tilbake i tid, da bassist Steve Harris samlet de første rekruttene til det som skulle bli ett av verdens største – om ikke det aller største – metalbandet på kloden.&lt;/p&gt;</text:span></text:p>
      <text:p text:style-name="Standard"><text:span text:style-name="T2"/></text:p>
      <text:p text:style-name="Standard"><text:span text:style-name="T2">&lt;p&gt;«The Book Of Souls» – inspirert av mayakulturens tro på at sjeler aldri dør – er klassisk Iron Maiden. Dickinson og de tre gitaristene er nevnt; vi kommer heller ikke utenom disse intrikate, keltiskinspirerte melodilinjene som understrekes nettopp av tvillinggitarene – eventuelt trilling – fra Adrian Smith, Janick Gers og Dave Murray.&lt;/p&gt;</text:span></text:p>
      <text:p text:style-name="P2"/>
      <text:p text:style-name="Standard"><text:span text:style-name="T2">&lt;p&gt;Her dominerer de uten sidestykke i den moderne Maiden-historien, og spesielt i «The Red And The Black» og «Shadows Of The Valley» duelleres det med keltiske strenger på en måte vi må tilbake til 1979 og Thin Lizzys «Black Rose (Róisin Dubh)» for å finne maken til.&lt;/p&gt;</text:span></text:p>
      <text:p text:style-name="P2"/>
      <text:p text:style-name="Standard"><text:span text:style-name="T2">&lt;p&gt;En smule overambisiøst blir det når Bruce Dickinson avslutningsvis entrer pianokrakken på Iron Maidens lengste låt noensinne – den er over 18 minutter! Men «Empire Of The Clouds» er en metal-suite der det progressive fortoner seg utdatert i denne sammenhengen, dessverre.</text:span></text:p>
      <text:p text:style-name="Standard"><text:span text:style-name="T2">Låten fremstår litt unødvendig og i overkant dommedagsdyster. Jeg mer enn aner at Dickinson akkurat denne gangen har fått sine ideer lettere gjennom enn tidligere.&lt;/p&gt;</text:span></text:p>
      <text:p text:style-name="P2"/>
      <text:p text:style-name="Standard"><text:span text:style-name="T2">&lt;p&gt;Heldigvis påvirker ikke dette det helhetlige resultatet; «The Book Of Souls» er en plate du </text:span><text:span text:style-name="T3">må</text:span><text:span text:style-name="T2"> ha som langvarig fan. Og en plate du bør kjøpe om du er i ferd med å oppdage metal, og vil vite hvordan pionerene til «the new wave of british heavy metal» egentlig låter.</text:span></text:p>
      <text:p text:style-name="Standard"><text:span text:style-name="T2">Oppskriften er gammel, resultatet heldigvis forfriskende og nytt hver gang.&lt;/p&gt;</text:span></text:p>
      <text:p text:style-name="Standard"><text:span text:style-name="T3">&lt;strong&gt;STEIN ØSTBØ&lt;/strong&gt;</text:span></text:p>
      <text:p text:style-name="Standard"><text:span text:style-name="T3"/></text:p>
      <text:p text:style-name="Standard"><text:span text:style-name="T3"/></text:p>
      <text:p text:style-name="Standard"><text:span text:style-name="T3">/images/IronMaiden1.jp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F" svg:font-family=""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alatino" svg:font-family="Palatino"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nb" fo:country="NO"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nb" fo:country="NO"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default-outline-level="" style:list-style-name="">
      <style:text-properties style:font-name="Lucida Grande" fo:font-size="9pt" style:font-size-asian="9pt" style:font-name-complex="Lucida Grande1" style:font-size-complex="9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size="9pt" style:font-size-asian="9pt" style:font-name-complex="Lucida Grande1"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ndre Sjøholt</meta:initial-creator>
    <meta:editing-cycles>3</meta:editing-cycles>
    <meta:creation-date>2015-09-15T06:07:00</meta:creation-date>
    <dc:date>2015-10-26T09:15:43.67</dc:date>
    <meta:editing-duration>PT2M</meta:editing-duration>
    <meta:generator>OpenOffice/4.1.1$Win32 OpenOffice.org_project/411m6$Build-9775</meta:generator>
    <meta:document-statistic meta:table-count="0" meta:image-count="0" meta:object-count="0" meta:page-count="1" meta:paragraph-count="18" meta:word-count="459" meta:character-count="2830"/>
    <meta:user-defined meta:name="AppVersion">14.0000</meta:user-defined>
    <meta:user-defined meta:name="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